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automatic-styles>
    <style:style style:name="P1" style:family="paragraph" style:parent-style-name="Header">
      <style:text-properties officeooo:rsid="001693cc" officeooo:paragraph-rsid="001693cc"/>
    </style:style>
    <style:style style:name="P2" style:family="paragraph" style:parent-style-name="Footer">
      <style:text-properties officeooo:rsid="001693cc" officeooo:paragraph-rsid="001693cc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1693cc" officeooo:paragraph-rsid="001693cc" style:font-size-asian="16pt" style:font-size-complex="16pt"/>
    </style:style>
    <style:style style:name="P4" style:family="paragraph" style:parent-style-name="Text_20_body">
      <style:paragraph-properties fo:text-align="start" style:justify-single-word="false" fo:break-before="page"/>
      <style:text-properties fo:font-size="16pt" officeooo:rsid="00184efa" officeooo:paragraph-rsid="002d4d3b" style:font-size-asian="16pt" style:font-size-complex="16pt"/>
    </style:style>
    <style:style style:name="P5" style:family="paragraph" style:parent-style-name="Title" style:master-page-name="First_20_Page">
      <style:paragraph-properties style:page-number="auto"/>
    </style:style>
    <style:style style:name="P6" style:family="paragraph" style:parent-style-name="Text_20_body" style:list-style-name="L1">
      <style:paragraph-properties fo:text-align="start" style:justify-single-word="false"/>
      <style:text-properties fo:font-size="16pt" officeooo:rsid="00184efa" officeooo:paragraph-rsid="002d4d3b" style:font-size-asian="16pt" style:font-size-complex="16pt"/>
    </style:style>
    <style:style style:name="P7" style:family="paragraph" style:parent-style-name="Text_20_body" style:list-style-name="L2">
      <style:paragraph-properties fo:text-align="start" style:justify-single-word="false"/>
      <style:text-properties officeooo:paragraph-rsid="003772fa"/>
    </style:style>
    <style:style style:name="T1" style:family="text">
      <style:text-properties officeooo:rsid="003bb30f"/>
    </style:style>
    <style:style style:name="T2" style:family="text">
      <style:text-properties officeooo:rsid="00195db8"/>
    </style:style>
    <style:style style:name="T3" style:family="text">
      <style:text-properties fo:font-size="16pt" officeooo:rsid="00184efa" style:font-size-asian="16pt" style:font-size-complex="16pt"/>
    </style:style>
    <style:style style:name="T4" style:family="text">
      <style:text-properties fo:font-size="16pt" officeooo:rsid="003bb30f" style:font-size-asian="16pt" style:font-size-complex="16pt"/>
    </style:style>
    <style:style style:name="T5" style:family="text">
      <style:text-properties fo:font-size="16pt" officeooo:rsid="003bb30f" style:font-size-asian="16pt" style:font-size-complex="16pt" loext:padding="0cm" loext:border="none"/>
    </style:style>
    <style:style style:name="T6" style:family="text">
      <style:text-properties fo:font-size="16pt" officeooo:rsid="003c3518" style:font-size-asian="16pt" style:font-size-complex="16pt"/>
    </style:style>
    <style:style style:name="T7" style:family="text">
      <style:text-properties fo:font-size="16pt" officeooo:rsid="003c3518" style:font-size-asian="16pt" style:font-size-complex="16pt" loext:padding="0cm" loext:border="none"/>
    </style:style>
    <style:style style:name="T8" style:family="text">
      <style:text-properties fo:font-size="16pt" officeooo:rsid="003f19af" style:font-size-asian="16pt" style:font-size-complex="16pt"/>
    </style:style>
    <style:style style:name="T9" style:family="text">
      <style:text-properties fo:font-size="16pt" officeooo:rsid="00406990" style:font-size-asian="16pt" style:font-size-complex="16pt" loext:padding="0cm" loext:border="none"/>
    </style:style>
    <style:style style:name="T10" style:family="text">
      <style:text-properties fo:font-size="16pt" officeooo:rsid="0040f616" style:font-size-asian="16pt" style:font-size-complex="16pt" loext:padding="0cm" loext:border="none"/>
    </style:style>
    <style:style style:name="T11" style:family="text">
      <style:text-properties fo:font-size="16pt" officeooo:rsid="0041ee77" style:font-size-asian="16pt" style:font-size-complex="16pt"/>
    </style:style>
    <style:style style:name="T12" style:family="text">
      <style:text-properties officeooo:rsid="00366cf8"/>
    </style:style>
    <style:style style:name="T13" style:family="text">
      <style:text-properties officeooo:rsid="0037e9e1"/>
    </style:style>
    <style:style style:name="T14" style:family="text">
      <style:text-properties officeooo:rsid="003d8ad8"/>
    </style:style>
    <style:style style:name="T15" style:family="text">
      <style:text-properties officeooo:rsid="003f19a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pte rendu de séance</text:p>
      <text:p text:style-name="P3">SAE C12</text:p>
      <text:p text:style-name="P3">IHM</text:p>
      <text:p text:style-name="P4">Personne présente et tâche accomplie <text:span text:style-name="T2">de </text:span><text:span text:style-name="T13">1</text:span><text:span text:style-name="T14">6</text:span><text:span text:style-name="T2">h</text:span><text:span text:style-name="T13">0</text:span><text:span text:style-name="T2">0 </text:span><text:span text:style-name="T12">à 1</text:span><text:span text:style-name="T14">7</text:span><text:span text:style-name="T12">h</text:span><text:span text:style-name="T13">3</text:span><text:span text:style-name="T12">0</text:span> :</text:p>
      <text:list text:style-name="L1">
        <text:list-item>
          <text:p text:style-name="P6">DAVID Gabriel  (<text:span text:style-name="T1">présentiel</text:span>) : <text:span text:style-name="T15">à </text:span><text:span text:style-name="T14">ajout</text:span><text:span text:style-name="T15">er</text:span><text:span text:style-name="T14"> de</text:span><text:span text:style-name="T15">s</text:span><text:span text:style-name="T14"> condition</text:span><text:span text:style-name="T15">s</text:span><text:span text:style-name="T14"> au création de rayon</text:span><text:span text:style-name="T15">s</text:span><text:span text:style-name="T14"> ainsi qu</text:span><text:span text:style-name="T15">e la mise en place</text:span><text:span text:style-name="T14"> des couleurs transparentes.</text:span></text:p>
        </text:list-item>
      </text:list>
      <text:list text:style-name="L2">
        <text:list-item>
          <text:p text:style-name="P7"><text:span text:style-name="T3">GUILMIN Leny  (</text:span><text:span text:style-name="T4">présentiel</text:span><text:span text:style-name="T3">) : </text:span><text:span text:style-name="T8">à </text:span><text:span text:style-name="T7">fait un dock permettant au </text:span><text:span text:style-name="T9">créateur du projet</text:span><text:span text:style-name="T7"> de mettre des produits dans des rayons(par encore connect</text:span><text:span text:style-name="T10">ée à</text:span><text:span text:style-name="T7"> la fonction qui cr</text:span><text:span text:style-name="T10">ée</text:span><text:span text:style-name="T7"> les rayons</text:span><text:span text:style-name="T10">)</text:span></text:p>
        </text:list-item>
        <text:list-item>
          <text:p text:style-name="P7"><text:span text:style-name="T3">FONTAINE Aurélien  (</text:span><text:span text:style-name="T4">présentiel</text:span><text:span text:style-name="T3">) : </text:span><text:span text:style-name="T11">à</text:span><text:span text:style-name="T5"> fait la fonction dans plan qui trouve le chemin le plus court et la fonction dans le contrôleur qui donne tout les points des articl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left="0cm" fo:margin-top="9.999cm" fo:margin-bottom="0.21cm" style:contextual-spacing="false" fo:text-align="center" style:justify-single-word="false"/>
      <style:text-properties style:font-name="Trebuchet MS" fo:font-family="'Trebuchet MS'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693cc" officeooo:paragraph-rsid="001693cc"/>
    </style:style>
    <style:style style:name="MP2" style:family="paragraph" style:parent-style-name="Footer">
      <style:text-properties officeooo:rsid="001693cc" officeooo:paragraph-rsid="001693cc"/>
    </style:style>
    <style:style style:name="MT1" style:family="text">
      <style:text-properties officeooo:rsid="003d8ad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E C12<text:tab/>dévelopement d’une interface<text:tab/><text:span text:style-name="MT1">03</text:span>/05/2024</text:p>
      </style:header>
      <style:footer>
        <text:p text:style-name="MP2">Inter Hyper Market<text:tab/><text:tab/>page 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3:08:52.983000000</meta:creation-date>
    <dc:date>2024-06-03T17:35:59.939000000</dc:date>
    <meta:editing-duration>PT2H59M1S</meta:editing-duration>
    <meta:editing-cycles>43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9" meta:word-count="111" meta:character-count="638" meta:non-whitespace-character-count="535"/>
  </office:meta>
</office:document-meta>
</file>